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83cm"/>
    </style:style>
    <style:style style:name="co2" style:family="table-column">
      <style:table-column-properties fo:break-before="auto" style:column-width="5.932cm"/>
    </style:style>
    <style:style style:name="co3" style:family="table-column">
      <style:table-column-properties fo:break-before="auto" style:column-width="5.0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atterns</text:p>
          </table:table-cell>
          <table:table-cell office:value-type="string" calcext:value-type="string">
            <text:p>modul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mical_concentration.yaml</text:p>
          </table:table-cell>
          <table:table-cell office:value-type="string" calcext:value-type="string">
            <text:p>chemical_concentration.cs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tity_attribute_location.yaml</text:p>
          </table:table-cell>
          <table:table-cell office:value-type="string" calcext:value-type="string">
            <text:p>entity_attribute_location.csv</text:p>
          </table:table-cell>
          <table:table-cell table:number-columns-repeated="7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entity_attribute.yaml</text:p>
          </table:table-cell>
          <table:table-cell office:value-type="string" calcext:value-type="string">
            <text:p>entity_attribute.cs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tity_quality_location.yaml</text:p>
          </table:table-cell>
          <table:table-cell office:value-type="string" calcext:value-type="string">
            <text:p>entity_quality_location.cs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mospheric_material_subtype.yam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mospheric_process_subtype.yam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astal_subtype_of_feature.yam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mation_of_environmental_feature.yam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mation_of_material_entity_from_input.yam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mation_of_material_entity.yaml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aterial_entity_formed_as_result_of.yaml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ne.yaml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ore.yam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wer_plant.yam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_by_property.yam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cess_attribute.cs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bi_biomes.csv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8"/>
          <table:table-cell table:style-name="ce1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/>
          <table:table-cell table:style-name="ce1"/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ce1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ce1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/>
          <table:table-cell table:style-name="ce1"/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0"/>
          <table:table-cell table:style-name="Default"/>
          <table:table-cell/>
          <table:table-cell table:style-name="ce1"/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1"/>
        </table:table-row>
      </table:table>
      <table:named-expressions/>
      <table:database-ranges>
        <table:database-range table:name="__Anonymous_Sheet_DB__0" table:target-range-address="Sheet1.C2:Sheet1.C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4T12:45:41.554353714</meta:creation-date>
    <dc:date>2021-11-14T12:55:41.952497661</dc:date>
    <meta:editing-duration>PT10M</meta:editing-duration>
    <meta:editing-cycles>1</meta:editing-cycles>
    <meta:document-statistic meta:table-count="1" meta:cell-count="23" meta:object-count="0"/>
    <meta:generator>LibreOffice/6.4.7.2$Linux_X86_64 LibreOffice_project/40$Build-2</meta:generator>
  </office:meta>
</office:document-meta>
</file>